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in" fo:margin-bottom="0.0417in" fo:line-height="138%" style:writing-mode="lr-tb"/>
      <style:text-properties fo:font-variant="normal" fo:text-transform="none" fo:color="#000000" style:text-line-through-style="none" style:font-name="Arial1" fo:font-size="26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.0417in" fo:line-height="138%" style:writing-mode="lr-tb"/>
    </style:style>
    <style:style style:name="P4" style:family="paragraph" style:parent-style-name="Text_20_body" style:list-style-name="L1">
      <style:paragraph-properties fo:margin-top="0in" fo:margin-bottom="0in" fo:line-height="138%" fo:background-color="transparent" style:writing-mode="lr-tb">
        <style:background-image/>
      </style:paragraph-properties>
    </style:style>
    <style:style style:name="P5" style:family="paragraph" style:parent-style-name="Text_20_body" style:list-style-name="L14">
      <style:paragraph-properties fo:margin-top="0in" fo:margin-bottom="0in" fo:line-height="138%" fo:background-color="transparent" style:writing-mode="lr-tb">
        <style:background-image/>
      </style:paragraph-properties>
    </style:style>
    <style:style style:name="P6" style:family="paragraph" style:parent-style-name="Text_20_body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980000" style:text-line-through-style="none" style:font-name="Arial1" fo:font-size="11pt" fo:font-style="normal" style:text-underline-style="none" fo:font-weight="bold" style:text-blinking="false" fo:background-color="transparent"/>
    </style:style>
    <style:style style:name="P7" style:family="paragraph" style:parent-style-name="Text_20_body" style:list-style-name="L2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980000" style:text-line-through-style="none" style:font-name="Arial1" fo:font-size="11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2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3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4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5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6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7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9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10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11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12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13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14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4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/>
    </style:style>
    <style:style style:name="P22" style:family="paragraph" style:parent-style-name="Text_20_body" style:list-style-name="L8">
      <style:paragraph-properties fo:margin-top="0in" fo:margin-bottom="0in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/>
    </style:style>
    <style:style style:name="P23" style:family="paragraph" style:parent-style-name="Text_20_body" style:list-style-name="L9">
      <style:paragraph-properties fo:margin-top="0in" fo:margin-bottom="0in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/>
    </style:style>
    <style:style style:name="P24" style:family="paragraph" style:parent-style-name="Text_20_body" style:list-style-name="L10">
      <style:paragraph-properties fo:margin-top="0in" fo:margin-bottom="0in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/>
    </style:style>
    <style:style style:name="P25" style:family="paragraph" style:parent-style-name="Text_20_body" style:list-style-name="L12">
      <style:paragraph-properties fo:margin-top="0in" fo:margin-bottom="0in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/>
    </style:style>
    <style:style style:name="P26" style:family="paragraph" style:parent-style-name="Text_20_body" style:list-style-name="L14">
      <style:paragraph-properties fo:margin-top="0in" fo:margin-bottom="0in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/>
    </style:style>
    <style:style style:name="P27" style:family="paragraph" style:parent-style-name="Text_20_body" style:list-style-name="L6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8" style:family="paragraph" style:parent-style-name="Text_20_body" style:list-style-name="L14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9" style:family="paragraph" style:parent-style-name="Heading_20_1">
      <style:paragraph-properties fo:margin-top="0.278in" fo:margin-bottom="0.0835in" fo:line-height="138%" style:writing-mode="lr-tb"/>
    </style:style>
    <style:style style:name="P30" style:family="paragraph" style:parent-style-name="Heading_20_1">
      <style:paragraph-properties fo:margin-top="0.278in" fo:margin-bottom="0.0835in" fo:line-height="138%" style:writing-mode="lr-tb"/>
      <style:text-properties fo:font-variant="normal" fo:text-transform="none" fo:color="#000000" style:text-line-through-style="none" style:font-name="Arial1" fo:font-size="20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1" fo:font-size="20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1155cc" style:text-line-through-style="none" style:font-name="Arial1" fo:font-size="20pt" fo:font-style="normal" style:text-underline-style="solid" style:text-underline-width="auto" style:text-underline-color="font-color" fo:font-weight="normal" style:text-blinking="false" fo:background-color="transparent"/>
    </style:style>
    <style:style style:name="T4" style:family="text">
      <style:text-properties fo:font-variant="normal" fo:text-transform="none" fo:color="#1155cc" style:text-line-through-style="none" style:font-name="Arial1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T5" style:family="text">
      <style:text-properties fo:font-variant="normal" fo:text-transform="none" fo:color="#1155cc" style:text-line-through-style="none" style:text-underline-style="solid" style:text-underline-width="auto" style:text-underline-color="font-color" fo:font-weight="normal" style:text-blinking="false" fo:background-color="transparent"/>
    </style:style>
    <style:style style:name="T6" style:family="text">
      <style:text-properties style:font-name="Arial1" fo:font-size="11pt" fo:font-style="normal" fo:font-weight="normal"/>
    </style:style>
    <style:style style:name="T7" style:family="text">
      <style:text-properties fo:background-color="transparent"/>
    </style:style>
    <style:style style:name="T8" style:family="text">
      <style:text-properties fo:font-weight="bold" fo:background-color="transparent"/>
    </style:style>
    <style:style style:name="T9" style:family="text">
      <style:text-properties fo:color="#980000" fo:font-weight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e7126037-1584-c25d-c8d0-8b793adedb5c"/>Making Toys and Toy Building Tools in F#</text:p>
      <text:h text:style-name="P29" text:outline-level="1"><text:a xlink:type="simple" xlink:href="https://docs.google.com/document/d/1BZgXlKnpqVFzjtCq77XVqp6PkEjzHomu6wFPs4AWYHo/edit#heading=h.b4pauchwzzsz" text:style-name="Internet_20_link" text:visited-style-name="Visited_20_Internet_20_Link"><text:span text:style-name="T3">Introduction</text:span></text:a></text:h>
      <text:list xml:id="list6057862252061406835" text:style-name="L1">
        <text:list-item>
          <text:p text:style-name="P4"><text:a xlink:type="simple" xlink:href="https://docs.google.com/document/d/1BZgXlKnpqVFzjtCq77XVqp6PkEjzHomu6wFPs4AWYHo/edit#" text:style-name="Internet_20_link" text:visited-style-name="Visited_20_Internet_20_Link"><text:span text:style-name="T4">Details</text:span></text:a></text:p>
        </text:list-item>
      </text:list>
      <text:p text:style-name="Text_20_body"/>
      <text:h text:style-name="P30" text:outline-level="1">I Want to Show You LINQPad</text:h>
      <text:list xml:id="list6988072595747239143" text:style-name="L2">
        <text:list-item>
          <text:p text:style-name="P7">Q: Who has used LINQPad?</text:p>
        </text:list-item>
        <text:list-item>
          <text:p text:style-name="P9">7 min - The Basics the LINQPad User Interface</text:p>
          <text:list>
            <text:list-item>
              <text:p text:style-name="P9">Exploring a Table </text:p>
            </text:list-item>
            <text:list-item>
              <text:p text:style-name="P7">Q: How do you explore an unknown database?</text:p>
            </text:list-item>
          </text:list>
        </text:list-item>
      </text:list>
      <text:p text:style-name="P6"/>
      <text:list xml:id="list36439662" text:continue-numbering="true" text:style-name="L2">
        <text:list-item>
          <text:p text:style-name="P9">5 - Watching a Process</text:p>
          <text:list>
            <text:list-item>
              <text:p text:style-name="P9">2 min - Console.WriteLine</text:p>
            </text:list-item>
            <text:list-item>
              <text:p text:style-name="P9">Observing Processes with Observables</text:p>
            </text:list-item>
            <text:list-item>
              <text:p text:style-name="P7">Q: <text:s/>How do you monitor your process code?</text:p>
            </text:list-item>
            <text:list-item>
              <text:p text:style-name="P7">Q: <text:s/>How rich is the feedback</text:p>
              <text:p text:style-name="P7"/>
            </text:list-item>
          </text:list>
        </text:list-item>
        <text:list-item>
          <text:p text:style-name="P9">Toy GUIs by Dumping Objects</text:p>
          <text:list>
            <text:list-item>
              <text:p text:style-name="P9">A Cheap File Explorer</text:p>
            </text:list-item>
            <text:list-item>
              <text:p text:style-name="P9">Making it More Interactive</text:p>
            </text:list-item>
            <text:list-item>
              <text:p text:style-name="P7">Q: Who prototypes interfaces? <text:s/>How would you ideally do it?</text:p>
            </text:list-item>
            <text:list-item>
              <text:p text:style-name="P9">Prototype a Dashboard</text:p>
              <text:list>
                <text:list-item>
                  <text:p text:style-name="P9">Custom Printing</text:p>
                </text:list-item>
              </text:list>
            </text:list-item>
          </text:list>
          <text:p text:style-name="P9"/>
        </text:list-item>
        <text:list-item>
          <text:p text:style-name="P9">Other Features</text:p>
          <text:list>
            <text:list-item>
              <text:p text:style-name="P9">Lazy Objects</text:p>
            </text:list-item>
            <text:list-item>
              <text:p text:style-name="P9">Async Objects</text:p>
            </text:list-item>
            <text:list-item>
              <text:p text:style-name="P9">TPL-DataFlows</text:p>
            </text:list-item>
            <text:list-item>
              <text:p text:style-name="P9">Panels</text:p>
            </text:list-item>
            <text:list-item>
              <text:p text:style-name="P9">Embedding Controls</text:p>
            </text:list-item>
            <text:list-item>
              <text:p text:style-name="P7">Q: What Custom Views Would You Like to See?</text:p>
            </text:list-item>
          </text:list>
        </text:list-item>
      </text:list>
      <text:p text:style-name="P8"/>
      <text:h text:style-name="P29" text:outline-level="1"><text:span text:style-name="T1">How to Make Your Own Object Dumper</text:span></text:h>
      <text:list xml:id="list7291635357533032578" text:style-name="L3">
        <text:list-item>
          <text:p text:style-name="P10">Minimal Printers Help Understand Problem Space</text:p>
          <text:list>
            <text:list-item>
              <text:p text:style-name="P10">Objects as Key/Value Pairs</text:p>
            </text:list-item>
            <text:list-item>
              <text:p text:style-name="P10"><text:span text:style-name="T9">Q: <text:s/>Who creates these sorts of tools?</text:span></text:p>
            </text:list-item>
            <text:list-item>
              <text:p text:style-name="P10"><text:span text:style-name="T9">Q: <text:s/>What would be useful for you?</text:span></text:p>
            </text:list-item>
          </text:list>
        </text:list-item>
        <text:list-item>
          <text:p text:style-name="P10">Building a Safe Foundation for HTML Printers</text:p>
          <text:list>
            <text:list-item>
              <text:p text:style-name="P10">An Elm like DSL for F#</text:p>
            </text:list-item>
            <text:list-item>
              <text:p text:style-name="P10">We're going to use this for our own object dumper</text:p>
            </text:list-item>
          </text:list>
        </text:list-item>
        <text:list-item>
          <text:p text:style-name="P10">How to Create Your Own Smarter Recursive Dump</text:p>
          <text:list>
            <text:list-item>
              <text:p text:style-name="P10">Making a Printer Extensible</text:p>
              <text:list>
                <text:list-item>
                  <text:p text:style-name="P10">Look for an interface</text:p>
                </text:list-item>
                <text:list-item>
                  <text:p text:style-name="P10">Maybe Duck Typing</text:p>
                </text:list-item>
                <text:list-item>
                  <text:p text:style-name="P10">How about a rendering function marked with an attribute?</text:p>
                </text:list-item>
              </text:list>
            </text:list-item>
            <text:list-item>
              <text:p text:style-name="P10"><text:span text:style-name="T9">Q: <text:s/>How would you make it extensible for new patterns?</text:span></text:p>
            </text:list-item>
            <text:list-item>
              <text:p text:style-name="P10">Active Patterns on Types are Powerful</text:p>
              <text:list>
                <text:list-item>
                  <text:p text:style-name="P10">Let's look at some patterns</text:p>
                </text:list-item>
              </text:list>
            </text:list-item>
            <text:list-item>
              <text:p text:style-name="P10"/>
            </text:list-item>
            <text:list-item>
              <text:p text:style-name="P10">Making Printers Extensible with Dynamic Pattern Matching</text:p>
              <text:list>
                <text:list-item>
                  <text:p text:style-name="P10">Put Pattern Matchers in a List - Print the First that Says it Can</text:p>
                </text:list-item>
              </text:list>
            </text:list-item>
          </text:list>
        </text:list-item>
        <text:list-item>
          <text:p text:style-name="P10">Customizable</text:p>
        </text:list-item>
        <text:list-item>
          <text:p text:style-name="P10">Anytime You See This → Print it This Way</text:p>
        </text:list-item>
      </text:list>
      <text:h text:style-name="P30" text:outline-level="1">Navigating Objects</text:h>
      <text:list xml:id="list8748135986407879679" text:style-name="L4">
        <text:list-item>
          <text:p text:style-name="P11">Allowing Your End Users to Navigate Your .NET Objects</text:p>
          <text:list>
            <text:list-item>
              <text:p text:style-name="P11">Dynamically Mapping URLs to .NET Objects</text:p>
            </text:list-item>
            <text:list-item>
              <text:p text:style-name="P11">Let's hook it up to a web server!!!!</text:p>
            </text:list-item>
            <text:list-item>
              <text:p text:style-name="P11"><text:span text:style-name="T9">Q: <text:s/>What are the security implications?</text:span></text:p>
            </text:list-item>
          </text:list>
        </text:list-item>
        <text:list-item>
          <text:p text:style-name="P11">Let's Explore All Possible Path with an Explorer Interface</text:p>
        </text:list-item>
        <text:list-item>
          <text:p text:style-name="P11">Ways we can navigate URLS</text:p>
          <text:list>
            <text:list-item>
              <text:p text:style-name="P11">An OO Scheme - Properties, Indexers, etc.</text:p>
            </text:list-item>
            <text:list-item>
              <text:p text:style-name="P11">A More Function First Approach</text:p>
              <text:list>
                <text:list-item>
                  <text:p text:style-name="P11">Every URL represents an object of some type</text:p>
                </text:list-item>
                <text:list-item>
                  <text:p text:style-name="P11">Resolver:  Type → Path → Result</text:p>
                </text:list-item>
                <text:list-item>
                  <text:p text:style-name="P21"><text:span text:style-name="T7">We use reflection to generate a catalog of functions at </text:span><text:span text:style-name="T8">start-time</text:span></text:p>
                  <text:list>
                    <text:list-item>
                      <text:p text:style-name="P11">This is slightly safer than dynamic routing because</text:p>
                    </text:list-item>
                    <text:list-item>
                      <text:p text:style-name="P11">We can audit a list of possible URLs</text:p>
                    </text:list-item>
                    <text:list-item>
                      <text:p text:style-name="P11">We can even audit it with our Lazy Tree</text:p>
                    </text:list-item>
                  </text:list>
                </text:list-item>
              </text:list>
            </text:list-item>
            <text:list-item>
              <text:p text:style-name="P11">Safety</text:p>
              <text:list>
                <text:list-item>
                  <text:p text:style-name="P21"><text:span text:style-name="T7">We can use reflection to filter our functions we </text:span><text:span text:style-name="T8">never</text:span><text:span text:style-name="T7"> want to be mapped</text:span></text:p>
                </text:list-item>
              </text:list>
            </text:list-item>
          </text:list>
        </text:list-item>
        <text:list-item>
          <text:p text:style-name="P11">Toy Enterprise App</text:p>
          <text:list>
            <text:list-item>
              <text:p text:style-name="P11">Tiny Data Access Layer</text:p>
            </text:list-item>
            <text:list-item>
              <text:p text:style-name="P11">Tiny Business Layer</text:p>
            </text:list-item>
          </text:list>
        </text:list-item>
      </text:list>
      <text:h text:style-name="P30" text:outline-level="1">LINQPad’s Advanced Features</text:h>
      <text:list xml:id="list7036312135493922006" text:style-name="L5">
        <text:list-item>
          <text:p text:style-name="P12">Printing Observables</text:p>
          <text:list>
            <text:list-item>
              <text:p text:style-name="P12">Any Enumerable can become an Observable</text:p>
            </text:list-item>
          </text:list>
        </text:list-item>
        <text:list-item>
          <text:p text:style-name="P12">Util.OnDemand</text:p>
        </text:list-item>
        <text:list-item>
          <text:p text:style-name="P12">Panels</text:p>
        </text:list-item>
        <text:list-item>
          <text:p text:style-name="P12">Monitoring TPL DataFlows - (monitoring-tpl-dataflow example)</text:p>
        </text:list-item>
        <text:list-item>
          <text:p text:style-name="P12">Embedding Controls</text:p>
        </text:list-item>
        <text:list-item>
          <text:p text:style-name="P12">Custom Printers .ToDump()</text:p>
        </text:list-item>
        <text:list-item>
          <text:p text:style-name="P12">Dump Containers - Allow you to imperatively update the UI</text:p>
        </text:list-item>
      </text:list>
      <text:h text:style-name="P30" text:outline-level="1">The Big Picture</text:h>
      <text:list xml:id="list470266910658055223" text:style-name="L6">
        <text:list-item>
          <text:p text:style-name="P13">Wouldn’t you like to see a world where…</text:p>
          <text:list>
            <text:list-item>
              <text:p text:style-name="P13">We don’t simply write code to create systems, but to explain and reify ideas so people can play with them?</text:p>
            </text:list-item>
            <text:list-item>
              <text:p text:style-name="P13">We can spend more time at work making toys that let us experiment with 10x ideas.</text:p>
            </text:list-item>
            <text:list-item>
              <text:p text:style-name="P13">Work with tools that multiply a team’s diverse set of perspectives because they a kind of “type checking” for ideas?</text:p>
            </text:list-item>
          </text:list>
        </text:list-item>
        <text:list-item>
          <text:p text:style-name="P13">Wouldn’t you like to see this shitty thing changed?</text:p>
          <text:list>
            <text:list-item>
              <text:p text:style-name="P13">Tests made more fun and relevant to production systems</text:p>
            </text:list-item>
            <text:list-item>
              <text:p text:style-name="P13">Miscommunication of requirements for the team (Autogen UI with code)</text:p>
            </text:list-item>
            <text:list-item>
              <text:p text:style-name="P13">Documentation that automatically updates because it’s interwoven in the implementation.</text:p>
            </text:list-item>
          </text:list>
        </text:list-item>
        <text:list-item>
          <text:p text:style-name="P13">Wouldn’t you like a more fun way to write tests?</text:p>
        </text:list-item>
        <text:list-item>
          <text:p text:style-name="P13">Wouldn’t you like a clearer way to debug someone else’s system?</text:p>
        </text:list-item>
        <text:list-item>
          <text:p text:style-name="P13">Wouldn’t you like a clearer way for your business analyst, project manager, or tester to understand what you do?</text:p>
        </text:list-item>
        <text:list-item>
          <text:p text:style-name="P13">Wouldn't you like a system that helps you prevent management from driving your software into the ground?</text:p>
        </text:list-item>
        <text:list-item>
          <text:p text:style-name="P13">Avoid making improvements that don't end up making much of a difference.</text:p>
        </text:list-item>
        <text:list-item>
          <text:p text:style-name="P27">“<text:span text:style-name="T6">How can we sustain human understanding as complexity grows and the team changes?”</text:span></text:p>
        </text:list-item>
      </text:list>
      <text:p text:style-name="Text_20_body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0" text:outline-level="1">Current Flow</text:h>
      <text:list xml:id="list290812257961897729" text:style-name="L12">
        <text:list-item>
          <text:p text:style-name="P18">Introduction to Ideas</text:p>
          <text:list>
            <text:list-item>
              <text:p text:style-name="P18">Let build tools for ourselves</text:p>
              <text:list>
                <text:list-item>
                  <text:p text:style-name="P18">Start with building tools and toys that automatically generate UIs for us</text:p>
                  <text:list>
                    <text:list-item>
                      <text:p text:style-name="P18">Let’s call them toys to make a clear distinction between ideas we feel are worth playing with and ideas we want to put in our production code</text:p>
                    </text:list-item>
                    <text:list-item>
                      <text:p text:style-name="P18">Many ideas will introduce attack vectors</text:p>
                    </text:list-item>
                  </text:list>
                </text:list-item>
              </text:list>
            </text:list-item>
            <text:list-item>
              <text:p text:style-name="P18">Tips for Experimentation and Idea Generation</text:p>
              <text:list>
                <text:list-item>
                  <text:p text:style-name="P18">Start with the end in mind first and use paper mache to scaffold your way there.</text:p>
                </text:list-item>
                <text:list-item>
                  <text:p text:style-name="P18">Be heretical</text:p>
                </text:list-item>
                <text:list-item>
                  <text:p text:style-name="P18">Consider starting with a weakly typed approach first</text:p>
                </text:list-item>
                <text:list-item>
                  <text:p text:style-name="P18">Start with paper mache and scaffold first approach</text:p>
                </text:list-item>
              </text:list>
            </text:list-item>
          </text:list>
        </text:list-item>
        <text:list-item>
          <text:p text:style-name="P18">Introduction to LINQPad</text:p>
          <text:list>
            <text:list-item>
              <text:p text:style-name="P18">Explore a database</text:p>
            </text:list-item>
            <text:list-item>
              <text:p text:style-name="P18">Perform some queries</text:p>
            </text:list-item>
          </text:list>
        </text:list-item>
        <text:list-item>
          <text:p text:style-name="P18">Use LINQPad to Explore Trees</text:p>
          <text:list>
            <text:list-item>
              <text:p text:style-name="P18">Take your time to write it out and show the experience of creating ideas and showing the feedback cycle.</text:p>
            </text:list-item>
            <text:list-item>
              <text:p text:style-name="P18">Racing through this</text:p>
            </text:list-item>
            <text:list-item>
              <text:p text:style-name="P18">Start with the premise of making a file explorer, then extract out an abstract data structure with the continuous feedback from the tools. </text:p>
            </text:list-item>
          </text:list>
        </text:list-item>
        <text:list-item>
          <text:p text:style-name="P18">How to Create Your Own Object Dumper</text:p>
          <text:list>
            <text:list-item>
              <text:p text:style-name="P18">Give me a type, I’ll give you an HTML printer</text:p>
              <text:list>
                <text:list-item>
                  <text:p text:style-name="P18">TODO - Comment the code</text:p>
                </text:list-item>
                <text:list-item>
                  <text:p text:style-name="P18">Let’s try it out!</text:p>
                </text:list-item>
              </text:list>
            </text:list-item>
            <text:list-item>
              <text:p text:style-name="P18">How to make it more type safe.</text:p>
              <text:list>
                <text:list-item>
                  <text:p text:style-name="P18">Type Tag(Name, Attributes, Body) | Text(string)</text:p>
                </text:list-item>
                <text:list-item>
                  <text:p text:style-name="P18">TODO - Write it out</text:p>
                </text:list-item>
                <text:list-item>
                  <text:p text:style-name="P25"/>
                </text:list-item>
              </text:list>
            </text:list-item>
          </text:list>
        </text:list-item>
        <text:list-item>
          <text:p text:style-name="P18">How to Create Your Own Object Navigator</text:p>
          <text:list>
            <text:list-item>
              <text:p text:style-name="P18">What is an object navigator?</text:p>
              <text:list>
                <text:list-item>
                  <text:p text:style-name="P18">An object navigator allows you to traverse objects and functions with a URL as if you were giving the end-user a programmatic interface.</text:p>
                </text:list-item>
                <text:list-item>
                  <text:p text:style-name="P18">For example we might write the following code to navigate an object:</text:p>
                  <text:list>
                    <text:list-item>
                      <text:p text:style-name="P18">DB.Customers[“C123”].Orders.Where(Completed)[0].ShippingAddress</text:p>
                    </text:list-item>
                    <text:list-item>
                      <text:p text:style-name="P18">/Customers/C123/Orders/Completed/0/ShippingAddress</text:p>
                    </text:list-item>
                  </text:list>
                </text:list-item>
              </text:list>
            </text:list-item>
            <text:list-item>
              <text:p text:style-name="P18">How do we go about defining the problem?</text:p>
              <text:list>
                <text:list-item>
                  <text:p text:style-name="P18">First, what are some possible ways we can implement URL segment navigation rather than the whole path?</text:p>
                </text:list-item>
                <text:list-item>
                  <text:p text:style-name="P18">Type SegmentNavigator = string -&gt; obj -&gt; obj Result</text:p>
                </text:list-item>
              </text:list>
            </text:list-item>
            <text:list-item>
              <text:p text:style-name="P18">How can we build on that to create a path navigator?</text:p>
            </text:list-item>
            <text:list-item>
              <text:p text:style-name="P18">We allow URLs to automatically map to objects by using reflection.</text:p>
            </text:list-item>
            <text:list-item>
              <text:p text:style-name="P18">TODO - Create a slide that shows how a URL can correspond to a code example.</text:p>
            </text:list-item>
          </text:list>
        </text:list-item>
        <text:list-item>
          <text:p text:style-name="P18">Exploring Objects</text:p>
        </text:list-item>
        <text:list-item>
          <text:p text:style-name="P18">Using Simpler Techniques from F# make Meta Programming Simpler</text:p>
        </text:list-item>
      </text:list>
      <text:p text:style-name="Text_20_body"/>
      <text:h text:style-name="P30" text:outline-level="1">Misc Ideas</text:h>
      <text:list xml:id="list5533813685350855311" text:style-name="L13">
        <text:list-item>
          <text:p text:style-name="P19">Create a router that dispatches URLs to LINQPad scripts that are capable of handling and returning back results.</text:p>
        </text:list-item>
        <text:list-item>
          <text:p text:style-name="P19">The dispatcher is written with Suavo.io</text:p>
        </text:list-item>
        <text:list-item>
          <text:p text:style-name="P19">Each script includes a DLL that allows it to respond to requests with responses.</text:p>
        </text:list-item>
      </text:list>
      <text:p text:style-name="Text_20_body"/>
      <text:h text:style-name="P30" text:outline-level="1">Idea Flow Notes </text:h>
      <text:list xml:id="list8360690968085894251" text:style-name="L14">
        <text:list-item>
          <text:p text:style-name="P5"><text:span text:style-name="T2">Idea Flow - Janelle Klein - </text:span><text:a xlink:type="simple" xlink:href="http://leanpub.com/ideaflow" text:style-name="Internet_20_link" text:visited-style-name="Visited_20_Internet_20_Link"><text:span text:style-name="T4">http://leanpub.com/ideaflow</text:span></text:a></text:p>
          <text:list>
            <text:list-item>
              <text:p text:style-name="P20">An idea that focuses on improving systems implementations and reducing technical debt by focusing on reducing developer pain.</text:p>
            </text:list-item>
            <text:list-item>
              <text:p text:style-name="P20">The team is guided by the principle that being empathetic to each other’s pain, they will tend to make a series of cascading decisions that will more often result in developers proactively working together to make sure their systems are maintainable.</text:p>
            </text:list-item>
            <text:list-item>
              <text:p text:style-name="P26"/>
            </text:list-item>
            <text:list-item>
              <text:p text:style-name="P20">Developers focus on </text:p>
            </text:list-item>
          </text:list>
        </text:list-item>
        <text:list-item>
          <text:p text:style-name="P20">1.3 a Origin of Learning a Framework </text:p>
          <text:list>
            <text:list-item>
              <text:p text:style-name="P20">Started when doing a code review of proper code with well named variables </text:p>
            </text:list-item>
            <text:list-item>
              <text:p text:style-name="P20">It still didn't make sense because there was a subjective gap in what made sense </text:p>
            </text:list-item>
            <text:list-item>
              <text:p text:style-name="P20">His idea of good design was optimizing for different things </text:p>
            </text:list-item>
            <text:list-item>
              <text:p text:style-name="P20">She sought an objective way of measuring a good design</text:p>
            </text:list-item>
            <text:list-item>
              <text:p text:style-name="P20">She needed to communicate an objective definition of better </text:p>
            </text:list-item>
            <text:list-item>
              <text:p text:style-name="P20">Later the developer was writing tests and asked her if the test was failing in a “good way”?</text:p>
              <text:list>
                <text:list-item>
                  <text:p text:style-name="P28">“<text:span text:style-name="T6">He was thinking about the experience of the next developer.  If his test failed, would the test show the developer what was wrong?”</text:span>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phen Goguen</meta:initial-creator>
    <meta:creation-date>2017-08-24T14:32:45.20</meta:creation-date>
    <dc:date>2017-08-25T16:24:05.44</dc:date>
    <dc:creator>Stephen Goguen</dc:creator>
    <meta:editing-duration>P1DT1H51M11S</meta:editing-duration>
    <meta:editing-cycles>21</meta:editing-cycles>
    <meta:generator>OpenOffice/4.1.1$Win32 OpenOffice.org_project/411m6$Build-9775</meta:generator>
    <meta:document-statistic meta:table-count="0" meta:image-count="0" meta:object-count="0" meta:page-count="1" meta:paragraph-count="146" meta:word-count="1287" meta:character-count="6913"/>
  </office:meta>
</office:document-meta>
</file>